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ans" officeooo:paragraph-rsid="000d8f6e"/>
    </style:style>
    <style:style style:name="P2" style:family="paragraph" style:parent-style-name="Text_20_body">
      <style:text-properties style:font-name="FreeSans" officeooo:rsid="000e0fce" officeooo:paragraph-rsid="000e0fce"/>
    </style:style>
    <style:style style:name="P3" style:family="paragraph" style:parent-style-name="Heading_20_1">
      <style:text-properties style:font-name="FreeSans"/>
    </style:style>
    <style:style style:name="P4" style:family="paragraph" style:parent-style-name="Heading_20_1">
      <style:text-properties style:font-name="FreeSans" officeooo:paragraph-rsid="000d8f6e"/>
    </style:style>
    <style:style style:name="P5" style:family="paragraph" style:parent-style-name="Heading_20_2">
      <style:text-properties style:font-name="FreeSans"/>
    </style:style>
    <style:style style:name="P6" style:family="paragraph" style:parent-style-name="Standard">
      <style:text-properties style:font-name="FreeSans"/>
    </style:style>
    <style:style style:name="P7" style:family="paragraph" style:parent-style-name="Standard">
      <style:text-properties style:font-name="FreeSans" officeooo:rsid="00003e8b" officeooo:paragraph-rsid="00101f2c"/>
    </style:style>
    <style:style style:name="P8" style:family="paragraph" style:parent-style-name="Standard">
      <style:text-properties style:font-name="FreeSans" officeooo:rsid="0001d337" officeooo:paragraph-rsid="00101f2c"/>
    </style:style>
    <style:style style:name="P9" style:family="paragraph" style:parent-style-name="Standard">
      <style:text-properties style:font-name="FreeSans" officeooo:rsid="00101f2c" officeooo:paragraph-rsid="00101f2c"/>
    </style:style>
    <style:style style:name="P10" style:family="paragraph" style:parent-style-name="Standard">
      <style:text-properties style:font-name="FreeSans" officeooo:paragraph-rsid="00101f2c"/>
    </style:style>
    <style:style style:name="P11" style:family="paragraph" style:parent-style-name="Standard">
      <style:text-properties style:font-name="FreeSans" fo:font-weight="bold" officeooo:rsid="00003e8b" officeooo:paragraph-rsid="00101f2c" style:font-weight-asian="bold" style:font-weight-complex="bold"/>
    </style:style>
    <style:style style:name="P12" style:family="paragraph" style:parent-style-name="Standard">
      <style:text-properties style:font-name="FreeSans" fo:font-weight="bold" officeooo:rsid="001a1abc" officeooo:paragraph-rsid="00101f2c" style:font-weight-asian="bold" style:font-weight-complex="bold"/>
    </style:style>
    <style:style style:name="P13" style:family="paragraph" style:parent-style-name="Standard">
      <style:text-properties style:font-name="FreeSans" officeooo:paragraph-rsid="000e1266"/>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55f0e"/>
    </style:style>
    <style:style style:name="T3" style:family="text">
      <style:text-properties style:text-line-through-style="solid" style:text-line-through-type="single" fo:font-style="italic" officeooo:rsid="00155f0e" style:font-style-asian="italic" style:font-style-complex="italic"/>
    </style:style>
    <style:style style:name="T4" style:family="text">
      <style:text-properties officeooo:rsid="000d8f6e"/>
    </style:style>
    <style:style style:name="T5" style:family="text">
      <style:text-properties style:font-name="FreeSans"/>
    </style:style>
    <style:style style:name="T6" style:family="text">
      <style:text-properties style:font-name="FreeSans" officeooo:rsid="00003e8b"/>
    </style:style>
    <style:style style:name="T7" style:family="text">
      <style:text-properties officeooo:rsid="000e1266"/>
    </style:style>
    <style:style style:name="T8" style:family="text">
      <style:text-properties fo:font-style="italic" style:font-style-asian="italic" style:font-style-complex="italic"/>
    </style:style>
    <style:style style:name="T9" style:family="text">
      <style:text-properties fo:font-style="italic" officeooo:rsid="000e1266" style:font-style-asian="italic" style:font-style-complex="italic"/>
    </style:style>
    <style:style style:name="T10" style:family="text">
      <style:text-properties fo:font-style="italic" officeooo:rsid="00155f0e" style:font-style-asian="italic" style:font-style-complex="italic"/>
    </style:style>
    <style:style style:name="T11" style:family="text">
      <style:text-properties officeooo:rsid="000ef130"/>
    </style:style>
    <style:style style:name="T12" style:family="text">
      <style:text-properties fo:font-weight="bold" style:font-weight-asian="bold" style:font-weight-complex="bold"/>
    </style:style>
    <style:style style:name="T13" style:family="text">
      <style:text-properties fo:font-weight="bold" officeooo:rsid="0002a190" style:font-weight-asian="bold" style:font-weight-complex="bold"/>
    </style:style>
    <style:style style:name="T14" style:family="text">
      <style:text-properties fo:font-weight="bold" officeooo:rsid="00037fe5" style:font-weight-asian="bold" style:font-weight-complex="bold"/>
    </style:style>
    <style:style style:name="T15" style:family="text">
      <style:text-properties fo:font-weight="bold" officeooo:rsid="001f94a3" style:font-weight-asian="bold" style:font-weight-complex="bold"/>
    </style:style>
    <style:style style:name="T16" style:family="text">
      <style:text-properties fo:font-weight="bold" officeooo:rsid="001d8890" style:font-weight-asian="bold" style:font-weight-complex="bold"/>
    </style:style>
    <style:style style:name="T17" style:family="text">
      <style:text-properties fo:font-weight="bold" officeooo:rsid="001e016f" style:font-weight-asian="bold" style:font-weight-complex="bold"/>
    </style:style>
    <style:style style:name="T18" style:family="text">
      <style:text-properties fo:font-weight="bold" officeooo:rsid="0013618b" style:font-weight-asian="bold" style:font-weight-complex="bold"/>
    </style:style>
    <style:style style:name="T19" style:family="text">
      <style:text-properties fo:font-weight="bold" officeooo:rsid="000bd392" style:font-weight-asian="bold" style:font-weight-complex="bold"/>
    </style:style>
    <style:style style:name="T20" style:family="text">
      <style:text-properties fo:font-weight="bold" officeooo:rsid="00138f71" style:font-weight-asian="bold" style:font-weight-complex="bold"/>
    </style:style>
    <style:style style:name="T21" style:family="text">
      <style:text-properties fo:font-weight="bold" officeooo:rsid="000c5638" style:font-weight-asian="bold" style:font-weight-complex="bold"/>
    </style:style>
    <style:style style:name="T22" style:family="text">
      <style:text-properties fo:font-weight="bold" officeooo:rsid="001c3f57" style:font-weight-asian="bold" style:font-weight-complex="bold"/>
    </style:style>
    <style:style style:name="T23" style:family="text">
      <style:text-properties fo:font-weight="bold" officeooo:rsid="001d3e0f" style:font-weight-asian="bold" style:font-weight-complex="bold"/>
    </style:style>
    <style:style style:name="T24" style:family="text">
      <style:text-properties fo:font-weight="bold" officeooo:rsid="001a1abc" style:font-weight-asian="bold" style:font-weight-complex="bold"/>
    </style:style>
    <style:style style:name="T25" style:family="text">
      <style:text-properties fo:font-weight="bold" officeooo:rsid="0021d5db" style:font-weight-asian="bold" style:font-weight-complex="bold"/>
    </style:style>
    <style:style style:name="T26" style:family="text">
      <style:text-properties fo:font-weight="bold" officeooo:rsid="00215622" style:font-weight-asian="bold" style:font-weight-complex="bold"/>
    </style:style>
    <style:style style:name="T27" style:family="text">
      <style:text-properties fo:font-weight="bold" officeooo:rsid="00266cea" style:font-weight-asian="bold" style:font-weight-complex="bold"/>
    </style:style>
    <style:style style:name="T28" style:family="text">
      <style:text-properties fo:font-weight="bold" officeooo:rsid="002c56ec" style:font-weight-asian="bold" style:font-weight-complex="bold"/>
    </style:style>
    <style:style style:name="T29" style:family="text">
      <style:text-properties fo:font-weight="bold" officeooo:rsid="000fa184" style:font-weight-asian="bold" style:font-weight-complex="bold"/>
    </style:style>
    <style:style style:name="T30" style:family="text">
      <style:text-properties fo:font-weight="bold" officeooo:rsid="00101f2c" style:font-weight-asian="bold" style:font-weight-complex="bold"/>
    </style:style>
    <style:style style:name="T31" style:family="text">
      <style:text-properties officeooo:rsid="0002a190"/>
    </style:style>
    <style:style style:name="T32" style:family="text">
      <style:text-properties officeooo:rsid="001f94a3"/>
    </style:style>
    <style:style style:name="T33" style:family="text">
      <style:text-properties officeooo:rsid="0011980d"/>
    </style:style>
    <style:style style:name="T34" style:family="text">
      <style:text-properties officeooo:rsid="000529e8"/>
    </style:style>
    <style:style style:name="T35" style:family="text">
      <style:text-properties officeooo:rsid="001a1abc"/>
    </style:style>
    <style:style style:name="T36" style:family="text">
      <style:text-properties officeooo:rsid="0009182c"/>
    </style:style>
    <style:style style:name="T37" style:family="text">
      <style:text-properties officeooo:rsid="000c5638"/>
    </style:style>
    <style:style style:name="T38" style:family="text">
      <style:text-properties officeooo:rsid="00003e8b"/>
    </style:style>
    <style:style style:name="T39" style:family="text">
      <style:text-properties officeooo:rsid="00155f0e"/>
    </style:style>
    <style:style style:name="T40" style:family="text">
      <style:text-properties style:text-line-through-style="none" style:text-line-through-type="none" fo:font-style="italic" officeooo:rsid="00155f0e" style:font-style-asian="italic" style:font-style-complex="italic"/>
    </style:style>
    <style:style style:name="T41" style:family="text">
      <style:text-properties style:text-line-through-style="none" style:text-line-through-type="none" officeooo:rsid="00155f0e"/>
    </style:style>
    <style:style style:name="T42" style:family="text">
      <style:text-properties officeooo:rsid="00177591"/>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ivacy Policy<office:annotation><dc:creator>Unknown Author</dc:creator><dc:date>2018-08-23T19:04:10.514206977</dc:date><text:p text:style-name="P14"><text:span text:style-name="T43">AR: Everything before UPATE! NOTICE FOR FELLOWSHIP APPLICANTS is new and closely parallels the draft notice BUT merely referring people to a privacy policy is NOT sufficient to comply with Articles 13 and 14.</text:span></text:p></office:annotation></text:h>
      <text:p text:style-name="P8"><text:s/></text:p>
      <text:p text:style-name="P9">If you are a human and the Foundation has your personal data then this policy applies. <text:span text:style-name="T13">Personal data means any data that can be connected to you as an individual</text:span><text:span text:style-name="T31">.</text:span><text:span text:style-name="T31"><office:annotation><dc:creator>Unknown Author</dc:creator><dc:date>2018-08-23T16:14:59</dc:date><text:p text:style-name="P15"><text:span text:style-name="T45">Article 4(1)</text:span></text:p></office:annotation></text:span><text:span text:style-name="T31"> That includes data that is unimportant and data that is already public. </text:span>This policy does not apply to corporate, <text:span text:style-name="T42">non-profit, state or university </text:span>data at all. </text:p>
      <text:p text:style-name="P7"/>
      <text:p text:style-name="P7"/>
      <text:p text:style-name="P10"><text:span text:style-name="T14"><office:annotation><dc:creator>Unknown Author</dc:creator><dc:date>2018-08-23T19:08:03.037434071</dc:date><text:p text:style-name="P14"><text:span text:style-name="T43">This paragraph tries to cover the bases on which the Foundation has personal data and the purposes for which the foundation uses the data BUT it is too general to comply with the requirements of Articles 12,13 and 14.</text:span></text:p></office:annotation></text:span><text:span text:style-name="T14">The Foundation </text:span><text:span text:style-name="T15">may have your personal data because you have contracted with the Foundation, been awarded a Fellowship or Flash grant, have applied for Fellowship or have worked closely with the Foundation. <text:s/>kind of data the Foundation has and what the Foundation does with depends on the specific reason that the Foundation has your personal data. Generally the Foundation uses personal data to </text:span><text:span text:style-name="T30"><office:annotation office:name="__Annotation__4323_777198060"><dc:creator>Unknown Author</dc:creator><dc:date>2018-08-23T19:10:07.687214035</dc:date><text:p text:style-name="P14"><text:span text:style-name="T43">This word is chosen deliberately, apparent synonyms such as ‘complete’ and ‘finalise’ do not mean the same thing in the context of contracting. While fulfil means do everything required under the contract ‘conclude’ and ‘finalise’ only mean reach final agreement on the content of the contract. </text:span></text:p></office:annotation></text:span><text:span text:style-name="T30">fulfil</text:span><office:annotation-end office:name="__Annotation__4323_777198060"/><text:span text:style-name="T15"> agreements, pay money to people, communicate with people we work with and <text:s/></text:span><text:span text:style-name="T16">to pursue its mission </text:span><text:span text:style-name="T17">of creating an open knowledge society with limitless possibilities. <text:s text:c="2"/></text:span></text:p>
      <text:p text:style-name="P7"/>
      <text:p text:style-name="P11"><text:span text:style-name="T32">Generally t</text:span>he Foundation keep<text:span text:style-name="T32">s</text:span> data for as long as <text:span text:style-name="T33">it is needed to </text:span>comply with financial and tax laws; <text:span text:style-name="T34">to report </text:span>to the Trustees of the Foundation on the activities of the Foundation <text:span text:style-name="T34">and to comply with the Foundation’s commitment to openness and transparency. </text:span><text:span text:style-name="T34"><office:annotation><dc:creator>Unknown Author</dc:creator><dc:date>2018-08-23T12:33:47</dc:date><text:p text:style-name="P15"><text:span text:style-name="T45">Article 13.2 requires that the length of time that the data will be kept must be communicated or if no definite length is given then the criteria for how long it will be kept.</text:span></text:p></office:annotation></text:span></text:p>
      <text:p text:style-name="P7"/>
      <text:p text:style-name="P11"><text:span text:style-name="T32">If you think that we have person data about then y</text:span>ou can ask us <text:span text:style-name="T35">to tell you</text:span> what personal data we have about you, <text:span text:style-name="T35">t</text:span>o update, correct <text:span text:style-name="T35">or </text:span>delete personal data that we have about you.<office:annotation><dc:creator>Unknown Author</dc:creator><dc:date>2018-08-23T17:26:58</dc:date><text:p text:style-name="P15"><text:span text:style-name="T45">Required by Article 13.2 (b)</text:span></text:p></office:annotation></text:p>
      <text:p text:style-name="P11"/>
      <text:p text:style-name="P11">When you ask us to do any of these things we will usually be able to do them. But sometimes laws, such as finance laws will prevent us from doing what you ask. If that happens we will tell you.<office:annotation><dc:creator>Unknown Author</dc:creator><dc:date>2018-08-23T17:32:59</dc:date><text:p text:style-name="P15"><text:span text:style-name="T45">Required by Articles 12(2),(3) &amp;(4), 16-19 read together</text:span></text:p></office:annotation> </text:p>
      <text:p text:style-name="P11"/>
      <text:p text:style-name="P11">You can <text:span text:style-name="T35">also </text:span>request that your data can be restricted, which means <text:span text:style-name="T35">it is </text:span>stored but not used, because you contest the accuracy <text:span text:style-name="T35">of the data</text:span> or the basis on which the Foundation is using it. <office:annotation><dc:creator>Unknown Author</dc:creator><dc:date>2018-08-23T17:30:28</dc:date><text:p text:style-name="P15"><text:span text:style-name="T45">Article 13.2 (b)</text:span></text:p></office:annotation></text:p>
      <text:p text:style-name="P7"><text:span text:style-name="T12"/></text:p>
      <text:p text:style-name="P7"><text:span text:style-name="T12">You can also ask us to port your data, either giving you copy in a standard format or request the Foundation to send your data in a standard format to someone else. If you request the Foundation to port </text:span><text:span text:style-name="T18">your</text:span><text:span text:style-name="T12"> data to someone else then the Foundation cannot ensure that the someone you choose will look after your data.</text:span><text:span text:style-name="T12"><office:annotation><dc:creator>Unknown Author</dc:creator><dc:date>2018-08-23T17:33:29</dc:date><text:p text:style-name="P15"><text:span text:style-name="T45">Article 20. The right to data portability applies to data used under Article 6.1(b)</text:span></text:p></office:annotation></text:span> You must deal with that person directly to e<text:span text:style-name="T36">ns</text:span>ure they look after your data appropriately. </text:p>
      <text:p text:style-name="P7"/>
      <text:p text:style-name="P7"><text:span text:style-name="T19">T</text:span><text:span text:style-name="T12">he Foundation often has to </text:span><text:span text:style-name="T19">communicate personal </text:span><text:span text:style-name="T12">data </text:span><text:span text:style-name="T19">to </text:span><text:span text:style-name="T12">service providers </text:span><text:span text:style-name="T19">for example </text:span><text:span text:style-name="T12">email hosting services. The services are all subject to the same laws on personal data as the Foundation</text:span>. </text:p>
      <text:p text:style-name="P7"/>
      <text:p text:style-name="P7">The Foundation is an international organi<text:span text:style-name="T37">z</text:span>ation which <text:span text:style-name="T37">originated in South Africa. The Foundation </text:span>works with brilliant people all around the world to bring about positive change. <text:span text:style-name="T12">The Foundation </text:span><text:soft-page-break/><text:span text:style-name="T12">shares </text:span><text:span text:style-name="T20">your personal data </text:span><text:span text:style-name="T12">with members of staff, consultants and service providers </text:span><text:span text:style-name="T21">s</text:span><text:span text:style-name="T12">ome of </text:span><text:span text:style-name="T21">whom </text:span><text:span text:style-name="T12">are not in the European Union</text:span> <text:span text:style-name="T22">in order to </text:span><text:span text:style-name="T23">fulfill the contract with you. </text:span><text:span text:style-name="T23"><office:annotation><dc:creator>Unknown Author</dc:creator><dc:date>2018-08-23T17:34:44</dc:date><text:p text:style-name="P15"><text:span text:style-name="T45">Required by Article 13.1(e)</text:span></text:p></office:annotation></text:span></text:p>
      <text:p text:style-name="P7"/>
      <text:p text:style-name="P7"><text:span text:style-name="T12">The European Union has not yet assessed the laws on personal data in many of the countries where the Foundation sends data. As a result your personal data may not </text:span><text:span text:style-name="T21">receive</text:span><text:span text:style-name="T12"> the same protection from the law in those countries as it would in the European Union</text:span>. <text:span text:style-name="T12">But all of the companies and people who are part of the Foundation </text:span><text:span text:style-name="T24">are bound to </text:span><text:span text:style-name="T25">safeguard </text:span><text:span text:style-name="T24">your </text:span><office:annotation office:name="__Annotation__3613_777198060"><dc:creator>Unknown Author</dc:creator><dc:date>2018-08-23T18:16:33</dc:date><text:p text:style-name="P15"><text:span text:style-name="T44">Required by Article 13. 1.(e) and (f)</text:span></text:p></office:annotation><text:span text:style-name="T24">data</text:span><text:span text:style-name="T12">.</text:span><office:annotation-end office:name="__Annotation__3613_777198060"/></text:p>
      <text:p text:style-name="P12"/>
      <text:p text:style-name="P7"><text:span text:style-name="T26">If you want to learn more about these </text:span><office:annotation office:name="__Annotation__3614_777198060"><dc:creator>Unknown Author</dc:creator><dc:date>2018-08-23T18:16:47</dc:date><text:p text:style-name="P15"><text:span text:style-name="T44">Required by Article 13. 1 (f)</text:span></text:p></office:annotation><text:span text:style-name="T26">safeguards</text:span><office:annotation-end office:name="__Annotation__3614_777198060"/><text:span text:style-name="T26">, </text:span><text:span text:style-name="T27">or to access, update, correct, delete, port <text:s/>restrict </text:span><text:span text:style-name="T28">or object to use of </text:span><text:span text:style-name="T27">your data </text:span><text:span text:style-name="T12">send an email to privacy@shuttleworthfoundation.org</text:span><text:span text:style-name="T12"><office:annotation><dc:creator>Unknown Author</dc:creator><dc:date>2018-08-23T17:19:47</dc:date><text:p text:style-name="P15"><text:span text:style-name="T45">Required by Article 13.1(b) and </text:span><text:span text:style-name="T44">Article 13.2(d), Article 20</text:span></text:p></office:annotation></text:span></text:p>
      <text:p text:style-name="P7">There is a real person on the other end, in fact more than one which is why we use a function specific email which copies to multiple people.<office:annotation><dc:creator>Unknown Author</dc:creator><dc:date>2018-08-23T12:41:53</dc:date><text:p text:style-name="P15"><text:span text:style-name="T45">This in response to the discussion on Slack about people suspecting that generic emails don’t go to anyone or that they mean that there is no individual responsible but also Article 13.1(a)</text:span></text:p></office:annotation></text:p>
      <text:p text:style-name="P11"><text:s/></text:p>
      <text:p text:style-name="P11">If you think that the Foundation has not dealt with your personal data appropriately you can also make a complaint to an authority about how the Foundation uses data. The Foundation company SF Isle of Man Limited is the controller of your data.<office:annotation><dc:creator>Unknown Author</dc:creator><dc:date>2018-08-23T17:41:55</dc:date><text:p text:style-name="P15"><text:span text:style-name="T45">Required by Article 13.1.(a)</text:span></text:p></office:annotation> You can complain to the Isle of Man Information Commissioner here (https://www.inforights.im/complaint-handling/how-to-make-a-complaint-to-the-information-commissioner/)<office:annotation><dc:creator>Unknown Author</dc:creator><dc:date>2018-08-23T17:42:30</dc:date><text:p text:style-name="P15"><text:span text:style-name="T45">Required by Article 13.2(d)</text:span></text:p></office:annotation></text:p>
      <text:p text:style-name="P7"><text:span text:style-name="T29"/></text:p>
      <text:p text:style-name="P7"><text:span text:style-name="T29"/></text:p>
      <text:p text:style-name="P7"><text:span text:style-name="T29">If</text:span><text:span text:style-name="T12"> you live in the European Union you will be able to complain to an authority where you live or you can complain to the the Isle of Man Information Commissioner.</text:span><text:span text:style-name="T12"><office:annotation><dc:creator>Unknown Author</dc:creator><dc:date>2018-08-23T17:43:08</dc:date><text:p text:style-name="P15"><text:span text:style-name="T44">Required by Article 13.2(d)</text:span></text:p></office:annotation></text:span><text:span text:style-name="T12"> </text:span>You can find a list of the authorities helpfully provided by the Irish Data Protection Commission</text:p>
      <text:p text:style-name="P7">https://www.dataprotection.ie/docs/European-Functions-Useful-Links/b/99.htm</text:p>
      <text:p text:style-name="P7"><text:span text:style-name="T38">The Foundation does not maintain the list and can't ensure that it is accurate.</text:span></text:p>
      <text:h text:style-name="P4" text:outline-level="1"><text:span text:style-name="T4">UPATE! NOTICE FOR FELLOWSHIP APPLICANTS</text:span></text:h>
      <text:p text:style-name="P1"/>
      <text:p text:style-name="P2">If you applied for a Fellowship with the Foundation after <text:span text:style-name="T11"><text:s/>[give precise data that the Foundation began contracting with Fellows using SF IOM Ltd] then you gave the Foundation personal data, detailed in the following paragraphs. The Foundation is reviewing the Fellowship program and your data may be used as part of this process but will be deleted by</text:span><text:span text:style-name="T11"><office:annotation office:name="__Annotation__4313_777198060"><dc:creator>Unknown Author</dc:creator><dc:date>2018-08-23T19:02:13.064279719</dc:date><text:p text:style-name="P14"><text:span text:style-name="T43">AR: Or pick another specific date.</text:span></text:p></office:annotation></text:span><text:span text:style-name="T11"> 31 December 2018.</text:span><office:annotation-end office:name="__Annotation__4313_777198060"/><text:span text:style-name="T11"> unless you were offered a Fellowship, in which case your data will be kept as set out earlier in this policy. </text:span></text:p>
      <text:h text:style-name="P5" text:outline-level="2"><office:annotation><dc:creator>Unknown Author</dc:creator><dc:date>2018-08-23T18:53:31.359500159</dc:date><text:p text:style-name="P14"><text:span text:style-name="T43">AR: The text from this point on is the previous Privacy Policy. Suggested deletion is indicated by strike through. Suggested insertions are in italics.</text:span></text:p></office:annotation>Personal Information in the Fellowship Application</text:h>
      <text:p text:style-name="P6"/>
      <text:p text:style-name="P6">When you apply for a Shuttleworth Foundation Fellowship we gather some personal information from you. <text:span text:style-name="T1">Some of the information that the Foundation gathers is personal information, some is </text:span><text:soft-page-break/><text:span text:style-name="T1">not but when its connected to personal information it may raise privacy concerns. This policy tells you what the Foundation does with that information.</text:span></text:p>
      <text:p text:style-name="P6"/>
      <text:p text:style-name="P6">When you appl<text:span text:style-name="T1">y</text:span><text:span text:style-name="T40">ied</text:span> for a fellowship, the Foundation request<text:span text:style-name="T1">s</text:span><text:span text:style-name="T40">ed</text:span> that you give us your name, your email address, your age, gender and nationality. During the application process the Foundation <text:span text:style-name="T1">might also</text:span> ask<text:span text:style-name="T10">ed</text:span> for your physical address, details of companies in which you h<text:span text:style-name="T1">o</text:span><text:span text:style-name="T40">e</text:span>ld a position such as director, and ha<text:span text:style-name="T1">v</text:span>e<text:span text:style-name="T10">d</text:span> a financial interest such as shares.</text:p>
      <text:p text:style-name="P6"/>
      <text:p text:style-name="P6">The Foundation gathe<text:span text:style-name="T1">rs</text:span><text:span text:style-name="T3">d</text:span> this information in order to process your Fellowship Application, and to report on the application's received. Demographic information is used for reporting purposes. Your personal information is shared with employees of the companies through which the Foundation operates, with trustees, expert advisers and the Founder. <text:span text:style-name="T1">The Foundation retains this information until the end of the application cycle</text:span>. The Foundation takes reasonable precautions to ensure that the information remains secure. To report on the application process the Foundation compiles consolidated demographic and similar information which the Foundation retains indefinitely and may make public.</text:p>
      <text:h text:style-name="P5" text:outline-level="2">Application Video Image Release and Licence</text:h>
      <text:p text:style-name="P6"/>
      <text:p text:style-name="P6">By submitting a video as part of the Fellowship Application process you grant<text:span text:style-name="T10">ed</text:span> to the Foundation a licence to use the video and your image if it is in in the video for purposes of the application process. If you have any security concerns about the use of your image then please advise us via email to fellowships@shuttleworthfoundation.org.</text:p>
      <text:h text:style-name="P5" text:outline-level="2">Personal Information of Fellows</text:h>
      <text:p text:style-name="P6"/>
      <text:p text:style-name="P6">If you <text:span text:style-name="T1">are</text:span> <text:span text:style-name="T9">were</text:span><text:span text:style-name="T7"> </text:span>offered and decide<text:span text:style-name="T9">d</text:span><text:span text:style-name="T8"> </text:span>to take up a Fellowship then you <text:span text:style-name="T1">will be asked to</text:span> provide<text:span text:style-name="T9">d</text:span> personal and related information to enable the administration of the Fellowship including the conclusion of the Fellowship Agreement, payment of the Fellowship Grant and to report on the Fellowship Process.</text:p>
      <text:p text:style-name="P6"/>
      <text:p text:style-name="P13">In addition to information gathered in the application process the Foundation also requests Fellowship candidates to supply information about companies in which the candidate holds shares, directorships or other offices, bank account details, contact information and emergency contact information, passport details and address. </text:p>
      <text:p text:style-name="P13"/>
      <text:p text:style-name="P13">The Foundation takes reasonable precautions to ensure that the information remains secure.<office:annotation><dc:creator>Unknown Author</dc:creator><dc:date>2018-08-23T18:57:31.420290759</dc:date><text:p text:style-name="P14"><text:span text:style-name="T43">AR: This should be moved so that it is before the Fellow specific inform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58:39.334141965</meta:creation-date>
    <dc:date>2018-08-23T19:21:48.019836296</dc:date>
    <meta:editing-duration>PT38M50S</meta:editing-duration>
    <meta:editing-cycles>13</meta:editing-cycles>
    <meta:generator>LibreOffice/5.1.6.2$Linux_X86_64 LibreOffice_project/10m0$Build-2</meta:generator>
    <meta:document-statistic meta:table-count="0" meta:image-count="0" meta:object-count="0" meta:page-count="3" meta:paragraph-count="31" meta:word-count="1174" meta:character-count="7286" meta:non-whitespace-character-count="6123"/>
  </office:meta>
</office:document-meta>
</file>